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d8291" officeooo:paragraph-rsid="002b3e8b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ea871" officeooo:paragraph-rsid="001ea871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1ea871" officeooo:paragraph-rsid="002b3e8b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1ea871" officeooo:paragraph-rsid="002b3eae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1ea871" officeooo:paragraph-rsid="002f3125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26a34f" officeooo:paragraph-rsid="002b3e8b" style:font-size-asian="9pt" style:font-size-complex="9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9pt" officeooo:rsid="002b3e8b" officeooo:paragraph-rsid="002b3e8b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officeooo:rsid="002b3e8b" officeooo:paragraph-rsid="002b3e8b" style:font-size-asian="9pt" style:font-size-complex="9pt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9pt" officeooo:rsid="002f3125" officeooo:paragraph-rsid="002f3125" style:font-size-asian="9pt" style:font-size-complex="9pt"/>
    </style:style>
    <style:style style:name="P14" style:family="paragraph" style:parent-style-name="Standard">
      <style:paragraph-properties fo:orphans="0" fo:widows="0"/>
      <style:text-properties fo:font-size="9pt" officeooo:rsid="002f3125" officeooo:paragraph-rsid="002f3125" style:font-size-asian="9pt" style:font-size-complex="9pt"/>
    </style:style>
    <style:style style:name="P15" style:family="paragraph" style:parent-style-name="Standard">
      <style:paragraph-properties fo:line-height="100%" fo:orphans="0" fo:widows="0"/>
    </style:style>
    <style:style style:name="P16" style:family="paragraph" style:parent-style-name="Standard">
      <style:paragraph-properties fo:line-height="110%" fo:text-align="center" style:justify-single-word="false" fo:orphans="0" fo:widows="0"/>
    </style:style>
    <style:style style:name="P17" style:family="paragraph" style:parent-style-name="Standard">
      <style:paragraph-properties fo:line-height="111%" fo:orphans="0" fo:widows="0"/>
    </style:style>
    <style:style style:name="P1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9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20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21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2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4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3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3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2dbf14"/>
    </style:style>
    <style:style style:name="T8" style:family="text">
      <style:text-properties officeooo:rsid="00325e69"/>
    </style:style>
    <style:style style:name="T9" style:family="text">
      <style:text-properties officeooo:rsid="002f3125"/>
    </style:style>
    <style:style style:name="T10" style:family="text">
      <style:text-properties officeooo:rsid="00338583"/>
    </style:style>
    <style:style style:name="T11" style:family="text">
      <style:text-properties officeooo:rsid="003a78f2"/>
    </style:style>
    <style:style style:name="T12" style:family="text">
      <style:text-properties officeooo:rsid="00408e5b"/>
    </style:style>
    <style:style style:name="T13" style:family="text">
      <style:text-properties officeooo:rsid="0041bbfe"/>
    </style:style>
    <style:style style:name="T14" style:family="text">
      <style:text-properties officeooo:rsid="004560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3"/>
          </table:table-cell>
          <table:covered-table-cell/>
        </table:table-row>
        <table:table-row table:style-name="Table1.1">
          <table:table-cell table:style-name="Table1.A3" office:value-type="string">
            <text:p text:style-name="P25">Test Case ID: <text:span text:style-name="T4">composed-02</text:span></text:p>
          </table:table-cell>
          <table:table-cell table:style-name="Table1.B3" office:value-type="string">
            <text:p text:style-name="P27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4">Test Priority (Low/Medium/High): <text:span text:style-name="T10">High</text:span></text:p>
          </table:table-cell>
          <table:table-cell table:style-name="Table1.B4" office:value-type="string">
            <text:p text:style-name="P26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4">Module Name: <text:span text:style-name="T14">Login de Usuarios</text:span></text:p>
          </table:table-cell>
          <table:table-cell table:style-name="Table1.B5" office:value-type="string">
            <text:p text:style-name="P26">Test Executed by: </text:p>
          </table:table-cell>
        </table:table-row>
        <table:table-row table:style-name="Table1.1">
          <table:table-cell table:style-name="Table1.A6" office:value-type="string">
            <text:p text:style-name="P24">Test Title: <text:span text:style-name="T11">Exigencia de usuario para acceder al sistema en casos borde.</text:span></text:p>
          </table:table-cell>
          <table:table-cell table:style-name="Table1.B6" office:value-type="string">
            <text:p text:style-name="P26">Test Execution date: 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4">Description: <text:span text:style-name="T5">Verificar que los usuarios deben hacer login para acceder a funcionalidad del sistema, incluco en casos borde como justo depues de log out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8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6">Pre-conditions: </text:p>
            <text:list xml:id="list3011503405" text:style-name="L1">
              <text:list-item>
                <text:p text:style-name="P31">Un usuario admin.</text:p>
              </text:list-item>
            </text:list>
            <text:p text:style-name="P18"><text:bookmark text:name="_heading=h.gjdgxs"/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6">Dependencies: </text:p>
            <text:p text:style-name="P19">Login de admin.</text:p>
          </table:table-cell>
          <table:covered-table-cell/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1">Step</text:p>
          </table:table-cell>
          <table:table-cell table:style-name="Table2.A1" office:value-type="string">
            <text:p text:style-name="P29">Test Steps</text:p>
          </table:table-cell>
          <table:table-cell table:style-name="Table2.A1" office:value-type="string">
            <text:p text:style-name="P29">Test Data</text:p>
          </table:table-cell>
          <table:table-cell table:style-name="Table2.A1" office:value-type="string">
            <text:p text:style-name="P29">Expected Result</text:p>
          </table:table-cell>
          <table:table-cell table:style-name="Table2.A1" office:value-type="string">
            <text:p text:style-name="P29">Actual Result</text:p>
          </table:table-cell>
          <table:table-cell table:style-name="Table2.A1" office:value-type="string">
            <text:p text:style-name="P29">Status (Pass/Fail)</text:p>
          </table:table-cell>
          <table:table-cell table:style-name="Table2.G1" office:value-type="string">
            <text:p text:style-name="P29">Notes</text:p>
          </table:table-cell>
        </table:table-row>
        <table:table-row table:style-name="Table2.1"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20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El usuario puede ver la landing page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2">Entrar a la vista de <text:span text:style-name="T12">contacto, donde se pueden crear profesores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<text:span text:style-name="T13">el formulario para agregar nuevos profesores al sistema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32">3</text:p>
          </table:table-cell>
          <table:table-cell table:style-name="Table2.A2" office:value-type="string">
            <text:p text:style-name="P33">Hacer log out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3">El usuario puede ver una landing page desde donde hacer logi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32">4</text:p>
          </table:table-cell>
          <table:table-cell table:style-name="Table2.A2" office:value-type="string">
            <text:p text:style-name="P33">Verificar que no se puede crear un profesor sin acceder al sistema.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33">No hay forma de regresar a la vista anterior al log out, ni agregar un profesor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</table:table>
      <text:p text:style-name="P17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28"><text:span text:style-name="Default_20_Paragraph_20_Font"><text:span text:style-name="T6">Post-conditions</text:span></text:span>: 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4.2.0$Linux_X86_64 LibreOffice_project/20$Build-2</meta:generator>
    <dc:date>2019-06-24T18:07:28.774169898</dc:date>
    <meta:editing-duration>PT4H20M39S</meta:editing-duration>
    <meta:editing-cycles>37</meta:editing-cycles>
    <meta:document-statistic meta:table-count="3" meta:image-count="0" meta:object-count="0" meta:page-count="2" meta:paragraph-count="35" meta:word-count="180" meta:character-count="1099" meta:non-whitespace-character-count="947"/>
  </office:meta>
</office:document-meta>
</file>